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7063in" svg:y="0.0394in">
            <draw:object draw:notify-on-update-of-ranges="Sheet1.A1:Sheet1.A1 Sheet1.A2:Sheet1.A99 Sheet1.B1:Sheet1.B1 Sheet1.B2:Sheet1.B99 Sheet1.C1:Sheet1.C1 Sheet1.C2:Sheet1.C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ize(bytes):</text:p>
          </table:table-cell>
          <table:table-cell office:value-type="string" calcext:value-type="string">
            <text:p><text:s/>Stride(bytes):</text:p>
          </table:table-cell>
          <table:table-cell office:value-type="string" calcext:value-type="string">
            <text:p><text:s/>read+write: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4"/>0 ns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4"/>0 ns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4"/>0 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4"/>2 n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4"/>2 n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4"/>2 n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4"/>2 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4"/>2 ns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4"/>3 ns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4"/>3 ns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4"/>3 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4"/>3 ns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4"/>3 ns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4"/>3 ns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4"/>3 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2 ns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4"/>3 ns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4"/>4 ns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4"/>4 ns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4"/>3 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2 ns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4"/>3 ns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4"/>4 ns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4"/>4 ns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4"/>3 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4"/>3 ns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4"/>4 ns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4"/>4 ns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4"/>3 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1 ns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4"/>2 ns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4"/>3 ns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4"/>4 ns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 text:c="4"/>4 ns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 text:c="4"/>3 n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8:49:53.064083099</meta:creation-date>
    <dc:date>2016-04-18T20:15:17.379661540</dc:date>
    <meta:editing-duration>PT8M53S</meta:editing-duration>
    <meta:editing-cycles>2</meta:editing-cycles>
    <meta:generator>LibreOffice/4.2.8.2$Linux_X86_64 LibreOffice_project/420m0$Build-2</meta:generator>
    <meta:document-statistic meta:table-count="1" meta:cell-count="2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86cm" svg:y="3.703cm" style:legend-expansion="high" chart:style-name="ch2"/>
        <chart:plot-area chart:style-name="ch3" table:cell-range-address="Sheet1.A1:Sheet1.C99" chart:data-source-has-labels="row" svg:x="0.32cm" svg:y="0.18cm" svg:width="11.846cm" svg:height="8.64cm">
          <chartooo:coordinate-region svg:x="1.867cm" svg:y="0.379cm" svg:width="10.264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99" chart:label-cell-address="Sheet1.A1:Sheet1.A1" chart:class="chart:line">
            <chart:data-point chart:repeated="98"/>
          </chart:series>
          <chart:series chart:style-name="ch7" chart:values-cell-range-address="Sheet1.B2:Sheet1.B99" chart:label-cell-address="Sheet1.B1:Sheet1.B1" chart:class="chart:line">
            <chart:data-point chart:repeated="98"/>
          </chart:series>
          <chart:series chart:style-name="ch8" chart:values-cell-range-address="Sheet1.C2:Sheet1.C99" chart:label-cell-address="Sheet1.C1:Sheet1.C1" chart:class="chart:line">
            <chart:data-point chart:repeated="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(bytes):</text:p>
                <draw:g>
                  <svg:desc>Sheet1.A1:Sheet1.A1</svg:desc>
                </draw:g>
              </table:table-cell>
              <table:table-cell office:value-type="string">
                <text:p> Stride(bytes):</text:p>
                <draw:g>
                  <svg:desc>Sheet1.B1:Sheet1.B1</svg:desc>
                </draw:g>
              </table:table-cell>
              <table:table-cell office:value-type="string">
                <text:p> read+write: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6">
                <text:p>4096</text:p>
                <draw:g>
                  <svg:desc>Sheet1.A2:Sheet1.A99</svg:desc>
                </draw:g>
              </table:table-cell>
              <table:table-cell office:value-type="float" office:value="4">
                <text:p>4</text:p>
                <draw:g>
                  <svg:desc>Sheet1.B2:Sheet1.B99</svg:desc>
                </draw:g>
              </table:table-cell>
              <table:table-cell office:value-type="float" office:value="NaN">
                <text:p>NaN</text:p>
                <draw:g>
                  <svg:desc>Sheet1.C2:Sheet1.C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96">
                <text:p>409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96">
                <text:p>4096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96">
                <text:p>409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6">
                <text:p>4096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92">
                <text:p>819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92">
                <text:p>819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92">
                <text:p>819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92">
                <text:p>8192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92">
                <text:p>8192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92">
                <text:p>8192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84">
                <text:p>1638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384">
                <text:p>1638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84">
                <text:p>1638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384">
                <text:p>16384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384">
                <text:p>1638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384">
                <text:p>16384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84">
                <text:p>16384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84">
                <text:p>16384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768">
                <text:p>3276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768">
                <text:p>3276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768">
                <text:p>3276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768">
                <text:p>32768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768">
                <text:p>32768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768">
                <text:p>3276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768">
                <text:p>32768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768">
                <text:p>32768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536">
                <text:p>6553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536">
                <text:p>6553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536">
                <text:p>6553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536">
                <text:p>65536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536">
                <text:p>6553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536">
                <text:p>65536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536">
                <text:p>65536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536">
                <text:p>65536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1072">
                <text:p>13107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1072">
                <text:p>13107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1072">
                <text:p>13107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1072">
                <text:p>13107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2">
                <text:p>131072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1072">
                <text:p>131072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1072">
                <text:p>131072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1072">
                <text:p>131072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2144">
                <text:p>26214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2144">
                <text:p>26214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2144">
                <text:p>26214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2144">
                <text:p>262144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2144">
                <text:p>26214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2144">
                <text:p>262144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2144">
                <text:p>262144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2144">
                <text:p>262144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4288">
                <text:p>52428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4288">
                <text:p>52428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4288">
                <text:p>52428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4288">
                <text:p>524288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4288">
                <text:p>524288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4288">
                <text:p>524288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4288">
                <text:p>524288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4288">
                <text:p>524288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48576">
                <text:p>104857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48576">
                <text:p>104857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48576">
                <text:p>104857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48576">
                <text:p>1048576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48576">
                <text:p>104857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48576">
                <text:p>1048576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48576">
                <text:p>1048576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8576">
                <text:p>1048576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97152">
                <text:p>209715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97152">
                <text:p>209715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97152">
                <text:p>209715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97152">
                <text:p>209715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97152">
                <text:p>2097152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97152">
                <text:p>2097152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97152">
                <text:p>2097152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97152">
                <text:p>2097152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194304">
                <text:p>419430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94304">
                <text:p>419430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94304">
                <text:p>419430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94304">
                <text:p>4194304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94304">
                <text:p>419430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194304">
                <text:p>4194304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94304">
                <text:p>4194304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94304">
                <text:p>4194304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